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as Diagramm stellt einen Geschäftsprozess für eine Bestellung in einem Webshop dar. Es umfasst mehrere Schritte, die über unterschiedliche Services hinweg orchestriert sind, und zeigt die Interaktionen zwischen den Beteiligten. Hier ist eine detaillierte Analyse der einzelnen Schritte und Services:</text:p>
      <text:h text:style-name="Heading_20_3" text:outline-level="3">1. Webshop Service</text:h>
      <text:list text:style-name="L1">
        <text:list-item>
          <text:p text:style-name="P1"><text:span text:style-name="Strong_20_Emphasis">Kunde bestellt (Bestellung aufgeben)</text:span>: Der Kunde initiiert den Prozess, indem er eine Bestellung aufgibt.</text:p>
        </text:list-item>
        <text:list-item>
          <text:p text:style-name="P1"><text:span text:style-name="Strong_20_Emphasis">Bestellung erstellt</text:span>: Nach der Auftragserteilung wird die Bestellung im System erstellt.</text:p>
        </text:list-item>
        <text:list-item>
          <text:p text:style-name="P1"><text:span text:style-name="Strong_20_Emphasis">Zahlung auslösen</text:span>: Nachdem die Bestellung erstellt wurde, wird die Zahlung angestoßen.</text:p>
        </text:list-item>
        <text:list-item>
          <text:p text:style-name="P1"><text:span text:style-name="Strong_20_Emphasis">Zahlung bestätigt</text:span>: Der Zahlungsvorgang wird erfolgreich abgeschlossen und die Zahlung bestätigt.</text:p>
        </text:list-item>
      </text:list>
      <text:h text:style-name="Heading_20_3" text:outline-level="3">2. Freigabe Service</text:h>
      <text:list text:style-name="L2">
        <text:list-item>
          <text:p text:style-name="P2"><text:span text:style-name="Strong_20_Emphasis">Bestellung prüfen &amp; freigeben</text:span>: Der Freigabepersonal überprüft die Bestellung und gibt sie zur weiteren Bearbeitung frei, nachdem sie sicherstellt, dass alle Bedingungen erfüllt sind.</text:p>
        </text:list-item>
        <text:list-item>
          <text:p text:style-name="P2"><text:span text:style-name="Strong_20_Emphasis">Freigabe erteilt</text:span>: Nachdem die Prüfung abgeschlossen ist, wird die Freigabe erteilt, um mit der nächsten Phase fortzufahren.</text:p>
        </text:list-item>
      </text:list>
      <text:h text:style-name="Heading_20_3" text:outline-level="3">3. Lager &amp; Versand Service</text:h>
      <text:list text:style-name="L3">
        <text:list-item>
          <text:p text:style-name="P3"><text:span text:style-name="Strong_20_Emphasis">Zahlung eingegangen</text:span>: Nachdem die Zahlung bestätigt wurde, wird der Versandprozess eingeleitet.</text:p>
        </text:list-item>
        <text:list-item>
          <text:p text:style-name="P3"><text:span text:style-name="Strong_20_Emphasis">Versand beauftragen</text:span>: Der Versanddienstleister wird mit dem Versand der Ware beauftragt.</text:p>
        </text:list-item>
        <text:list-item>
          <text:p text:style-name="P3"><text:span text:style-name="Strong_20_Emphasis">Ware kommissionieren &amp; versenden</text:span>: Die Ware wird aus dem Lager entnommen und für den Versand vorbereitet.</text:p>
        </text:list-item>
        <text:list-item>
          <text:p text:style-name="P3"><text:span text:style-name="Strong_20_Emphasis">Versand bestätigt</text:span>: Nachdem der Versand abgeschlossen ist, wird dies bestätigt.</text:p>
        </text:list-item>
        <text:list-item>
          <text:p text:style-name="P3"><text:span text:style-name="Strong_20_Emphasis">Rechnung erstellen</text:span>: Eine Rechnung wird erstellt und vorbereitet.</text:p>
        </text:list-item>
        <text:list-item>
          <text:p text:style-name="P3"><text:span text:style-name="Strong_20_Emphasis">Rechnung versendet</text:span>: Die fertige Rechnung wird an den Kunden gesendet.</text:p>
        </text:list-item>
      </text:list>
      <text:h text:style-name="Heading_20_3" text:outline-level="3">Prozesse und Kommunikation:</text:h>
      <text:list text:style-name="L4">
        <text:list-item>
          <text:p text:style-name="P4">Die Kommunikation zwischen den verschiedenen Services erfolgt hauptsächlich durch Nachrichten, die durch das Symbol der "E-Mail" angezeigt werden.</text:p>
        </text:list-item>
        <text:list-item>
          <text:p text:style-name="P4">Es gibt auch Verknüpfungen (die Plus-Zeichen), die darauf hinweisen, dass mehrere Schritte oder Module zusammenarbeiten, um die Bestellung zu verarbeiten.</text:p>
        </text:list-item>
        <text:list-item>
          <text:p text:style-name="P4">Doppelte Verbindungen (Pfeile und Linien) zeigen die Interaktionen zwischen den verschiedenen Modulen und betonen, dass der Prozess mehrere Rückmeldungen und Bestätigungen erfordert, um fortzufahren.</text:p>
        </text:list-item>
      </text:list>
      <text:h text:style-name="Heading_20_3" text:outline-level="3"><text:soft-page-break/>Fazit:</text:h>
      <text:p text:style-name="Text_20_body">Das Diagramm visualisiert einen klar strukturierten und organisierten Prozess zur Bearbeitung einer Onlinebestellung, von der Bestellung über die Zahlungsbestätigung und Freigabe bis hin zum Versand und der Rechnungserstellung. Es zeigt die wichtigen Schritte, die in einem Online-Handelsprozess erforderlich sind, und hebt die verschiedenen Service-Ebenen und deren Interaktionen herv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16:32:56.952324441</meta:creation-date>
    <dc:date>2025-12-04T16:33:34.851879972</dc:date>
    <meta:editing-duration>PT39S</meta:editing-duration>
    <meta:editing-cycles>1</meta:editing-cycles>
    <meta:generator>LibreOffice/24.2.7.2$Linux_X86_64 LibreOffice_project/420$Build-2</meta:generator>
    <meta:document-statistic meta:table-count="0" meta:image-count="0" meta:object-count="0" meta:page-count="2" meta:paragraph-count="22" meta:word-count="334" meta:character-count="2471" meta:non-whitespace-character-count="2174"/>
  </office:meta>
</office:document-meta>
</file>